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's you marital status?</text:p>
          </table:table-cell>
          <table:covered-table-cell table:style-name="ce10" office:value-type="string">
            <text:p>What's you marital status?</text:p>
          </table:covered-table-cell>
          <table:covered-table-cell table:style-name="ce10" office:value-type="string">
            <text:p>What's you marital status?</text:p>
          </table:covered-table-cell>
          <table:covered-table-cell table:style-name="ce10" office:value-type="string">
            <text:p>What's you marital status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ingle, never married</text:p>
          </table:table-cell>
          <table:covered-table-cell table:style-name="ce12" office:value-type="string">
            <text:p>Single, never married</text:p>
          </table:covered-table-cell>
          <table:table-cell table:style-name="ce17" office:value-type="percentage" office:value="0.434">
            <text:p>43.4%</text:p>
          </table:table-cell>
          <table:table-cell table:style-name="ce19" office:value-type="float" office:value="314">
            <text:p>31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rried or domestic partnership</text:p>
          </table:table-cell>
          <table:covered-table-cell table:style-name="ce12" office:value-type="string">
            <text:p>Married or domestic partnership</text:p>
          </table:covered-table-cell>
          <table:table-cell table:style-name="ce17" office:value-type="percentage" office:value="0.526">
            <text:p>52.6%</text:p>
          </table:table-cell>
          <table:table-cell table:style-name="ce19" office:value-type="float" office:value="380">
            <text:p>38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Widowed</text:p>
          </table:table-cell>
          <table:covered-table-cell table:style-name="ce12" office:value-type="string">
            <text:p>Widowed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ivorced</text:p>
          </table:table-cell>
          <table:covered-table-cell table:style-name="ce12" office:value-type="string">
            <text:p>Divorced</text:p>
          </table:covered-table-cell>
          <table:table-cell table:style-name="ce17" office:value-type="percentage" office:value="0.032">
            <text:p>3.2%</text:p>
          </table:table-cell>
          <table:table-cell table:style-name="ce19" office:value-type="float" office:value="23">
            <text:p>2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eparated</text:p>
          </table:table-cell>
          <table:covered-table-cell table:style-name="ce12" office:value-type="string">
            <text:p>Separated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3" table:number-rows-spanned="1">
            <text:p>Other</text:p>
          </table:table-cell>
          <table:covered-table-cell table:style-name="ce12" office:value-type="string">
            <text:p>Other</text:p>
          </table:covered-table-cell>
          <table:covered-table-cell table:style-name="ce18" office:value-type="float" office:value="8">
            <text:p>8</text:p>
          </table:covered-table-cell>
          <table:table-cell table:style-name="ce20" office:value-type="float" office:value="8">
            <text:p>8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23">
            <text:p>723</text:p>
          </table:covered-table-cell>
          <table:table-cell table:style-name="ce21" office:value-type="float" office:value="723">
            <text:p>72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84">
            <text:p>284</text:p>
          </table:covered-table-cell>
          <table:table-cell table:style-name="ce22" office:value-type="float" office:value="284">
            <text:p>28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13T01:33:00">
            <text:p>Nov 13, 2013 1:33 AM</text:p>
          </table:table-cell>
          <table:table-cell office:value-type="string">
            <text:p>none of your damn business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8-23T06:10:00">
            <text:p>Aug 23, 2013 6:10 AM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8-01T03:46:00">
            <text:p>Aug 1, 2013 3:46 AM</text:p>
          </table:table-cell>
          <table:table-cell office:value-type="string">
            <text:p>Polyamorous relationships.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7-31T18:13:00">
            <text:p>Jul 31, 2013 6:13 PM</text:p>
          </table:table-cell>
          <table:table-cell office:value-type="string">
            <text:p>I'm 12 years old!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7-31T16:44:00">
            <text:p>Jul 31, 2013 4:44 PM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7-24T23:29:00">
            <text:p>Jul 24, 2013 11:29 PM</text:p>
          </table:table-cell>
          <table:table-cell office:value-type="string">
            <text:p>No "Open-Relationship" option? :-)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24T19:15:00">
            <text:p>Jul 24, 2013 7:15 PM</text:p>
          </table:table-cell>
          <table:table-cell office:value-type="string">
            <text:p>cohabitating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24T17:55:00">
            <text:p>Jul 24, 2013 5:55 PM</text:p>
          </table:table-cell>
          <table:table-cell office:value-type="string">
            <text:p>in a relationship</text:p>
          </table:table-cell>
          <table:table-cell table:number-columns-repeated="1021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03:42</dc:date>
    <dc:creator>Catarina Mota</dc:creator>
    <meta:editing-duration>PT00H00M22S</meta:editing-duration>
    <meta:editing-cycles>1</meta:editing-cycles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graphic-properties draw:stroke="none" svg:stroke-width="0cm" svg:stroke-color="#000000" svg:stroke-opacity="100%" draw:fill="solid" draw:fill-color="#eeeeee" draw:opacity="100%"/>
    </style:style>
    <style:style style:name="ch14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5.968cm" svg:y="0.18cm" chart:style-name="ch2">
          <text:p>What's you marital status?</text:p>
        </chart:title>
        <chart:legend chart:legend-position="end" svg:x="11.809cm" svg:y="2.797cm" chart:style-name="ch3"/>
        <chart:plot-area chart:style-name="ch4" table:cell-range-address="'Question 1'.A4:'Question 1'.A8 'Question 1'.C4:'Question 1'.C8" chart:data-source-has-labels="column" svg:x="0.321cm" svg:y="0.756cm" svg:width="11.168cm" svg:height="7.849cm">
          <chart:axis chart:dimension="x" chart:name="primary-x" chart:style-name="ch5">
            <chart:categories table:cell-range-address="'Question 1'.A4:'Question 1'.A8"/>
          </chart:axis>
          <chart:axis chart:dimension="y" chart:name="primary-y" chart:style-name="ch6"/>
          <chart:series chart:style-name="ch7" chart:values-cell-range-address="'Question 1'.C4:'Question 1'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Single, never married</text:p>
              </table:table-cell>
              <table:table-cell office:value-type="float" office:value="0.434">
                <text:p text:id="'Question 1'.C4:'Question 1'.C8">0.434</text:p>
              </table:table-cell>
            </table:table-row>
            <table:table-row>
              <table:table-cell office:value-type="string">
                <text:p>Married or domestic partnership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Widowed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Divorced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Separated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